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C0000003E9F1AD3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Header">
      <style:paragraph-properties style:snap-to-layout-grid="false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10" style:family="paragraph" style:parent-style-name="Footer">
      <style:paragraph-properties style:snap-to-layout-grid="false"/>
    </style:style>
    <style:style style:name="P11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2" style:family="paragraph" style:parent-style-name="Footer">
      <style:paragraph-properties fo:text-align="end" style:justify-single-word="false" style:snap-to-layout-grid="false"/>
    </style:style>
    <style:style style:name="P13" style:family="paragraph" style:parent-style-name="Footer">
      <style:text-properties fo:language="fr" fo:country="BE"/>
    </style:style>
    <style:style style:name="P14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87024928" text:id="ct187024928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186950040" text:id="ct186950040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186958792" text:id="ct186958792">
          <text:insertion>
            <office:change-info>
              <dc:creator>Gaetan Delannay</dc:creator>
              <dc:date>2007-09-24T08:35:00</dc:date>
            </office:change-info>
          </text:insertion>
        </text:changed-region>
        <text:changed-region xml:id="ct187008264" text:id="ct18700826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86934416" text:id="ct186934416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86934320" text:id="ct186934320">
          <text:insertion>
            <office:change-info>
              <dc:creator>Gaetan Delannay</dc:creator>
              <dc:date>2007-10-31T22:05:00</dc:date>
            </office:change-info>
          </text:insertion>
        </text:changed-region>
        <text:changed-region xml:id="ct187750832" text:id="ct18775083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6870040" text:id="ct186870040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change-start text:change-id="ct187024928"/>self.Title()<text:change-end text:change-id="ct187024928"/> </text:p>
      <text:p text:style-name="SubTitle"><text:change-start text:change-id="ct186950040"/>self.i18n('decisions')<text:change-end text:change-id="ct186950040"/> </text:p>
      <text:p text:style-name="P4"/>
      <text:p text:style-name="P4"><text:change-start text:change-id="ct186958792"/>self.i18n('PloneMeeting_label_assembly')<text:change-end text:change-id="ct186958792"/> </text:p>
      <text:p text:style-name="P4"/>
      <text:p text:style-name="Standard">A<office:annotation><dc:date>2008-01-24T00:00:00</dc:date><text:p>do text</text:p><text:p>from xhtml(self.getAssembly())</text:p><text:p/></office:annotation>ss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187008264"/>item.getItemNumber(relativeTo='meeting')<text:change-end text:change-id="ct187008264"/>. <text:change-start text:change-id="ct186934416"/>item.Title()<text:change-end text:change-id="ct186934416"/> </text:p>
        <text:p text:style-name="Standard"><office:annotation><dc:date>2007-09-24T00:00:00</dc:date><text:p>do text</text:p><text:p>from xhtml(item.Description())</text:p><text:p/></office:annotation>Description </text:p>
        <text:p text:style-name="Standard"/>
        <text:p text:style-name="P5">Decision</text:p>
        <text:p text:style-name="Standard"><office:annotation><dc:date>2007-09-24T00:00:00</dc:date><text:p>do text</text:p><text:p>from xhtml(item.getDeliberation())</text:p><text:p/></office:annotation>Decision </text:p>
      </text:section>
      <text:section text:style-name="Sect1" text:name="LateItems">
        <text:p text:style-name="P6"/>
        <text:p text:style-name="SubTitle"><office:annotation><dc:date>2007-10-31T00:00:00</dc:date><text:p>do section- if self.getItemsInOrder(late=True, uids=itemUids)</text:p></office:annotation><text:change-start text:change-id="ct186934320"/>self.i18n('late_presented_items')<text:change-end text:change-id="ct186934320"/> 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187750832"/>item.getItemNumber(relativeTo='meeting')<text:change-end text:change-id="ct187750832"/>. <text:change-start text:change-id="ct186870040"/>item.Title()<text:change-end text:change-id="ct186870040"/> </text:p>
              <text:p text:style-name="Standard"><office:annotation><dc:date>2007-10-31T00:00:00</dc:date><text:p>do text</text:p><text:p>from xhtml(item.Description())</text:p></office:annotation>Description</text:p>
              <text:p text:style-name="Standard"/>
              <text:p text:style-name="P5">Decision</text:p>
              <text:p text:style-name="Standard"><office:annotation><dc:date>2007-10-31T00:00:00</dc:date><text:p>do text</text:p><text:p>from xhtml(item.getDeliberation())</text:p></office:annotation>Decision </text:p>
            </table:table-cell>
          </table:table-row>
        </table:table>
        <text:p text:style-name="P6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1-24T15:14:18</meta:creation-date>
    <dc:creator>Gauthier Bastien</dc:creator>
    <dc:date>2013-08-09T14:05:25</dc:date>
    <dc:language>fr-BE</dc:language>
    <meta:editing-cycles>99</meta:editing-cycles>
    <meta:editing-duration>P1DT6H48M34S</meta:editing-duration>
    <meta:document-statistic meta:table-count="3" meta:image-count="1" meta:object-count="0" meta:page-count="1" meta:paragraph-count="15" meta:word-count="27" meta:character-count="301" meta:non-whitespace-character-count="286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